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table:style-name="ce1" office:value-type="string" calcext:value-type="string">
            <text:p>Total/Employé</text:p>
          </table:table-cell>
          <table:table-cell office:value-type="string" calcext:value-type="string">
            <text:p>Temps semaine</text:p>
          </table:table-cell>
          <table:table-cell office:value-type="string" calcext:value-type="string">
            <text:p>Différence</text:p>
          </table:table-cell>
        </table:table-row>
        <table:table-row table:style-name="ro1">
          <table:table-cell office:value-type="string" calcext:value-type="string">
            <text:p>Cabre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]+[.C2]+[.D2]+[.E2]+[.F2]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G2]-[.H2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Darmo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3]+[.C3]+[.D3]+[.E3]+[.F3]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formula="of:=[.G3]-[.H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ll</text:p>
          </table:table-cell>
          <table:table-cell table:number-columns-repeated="5" office:value-type="float" office:value="7" calcext:value-type="float">
            <text:p>7</text:p>
          </table:table-cell>
          <table:table-cell table:formula="of:=[.B4]+[.C4]+[.D4]+[.E4]+[.F4]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[.G4]-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5]+[.C5]+[.D5]+[.E5]+[.F5]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formula="of:=[.G5]-[.H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me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B6]+[.C6]+[.D6]+[.E6]+[.F6]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[.G6]-[.H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ér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]+[.C7]+[.D7]+[.E7]+[.F7]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G7]-[.H7]"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7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2:34:11.411807155</meta:creation-date>
    <dc:date>2016-10-18T12:46:05.192803525</dc:date>
    <meta:editing-duration>PT6M21S</meta:editing-duration>
    <meta:editing-cycles>5</meta:editing-cycles>
    <meta:generator>LibreOffice/4.2.8.2$Linux_X86_64 LibreOffice_project/420m0$Build-2</meta:generator>
    <meta:document-statistic meta:table-count="1" meta:cell-count="62" meta:object-count="0"/>
  </office:meta>
</office:document-meta>
</file>